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FE1549B77D4A4B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582cm" svg:height="10.582cm" svg:x="5.208cm" svg:y="9.558cm">
          <draw:image xlink:href="Pictures/100000000000012C0000012CFE1549B77D4A4BB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document-statistic meta:object-count="1"/>
    <meta:generator>LibreOffice/6.4.4.2$Windows_X86_64 LibreOffice_project/3d775be2011f3886db32dfd395a6a6d1ca2630ff</meta:generator>
  </office:meta>
</office:document-meta>
</file>